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/>
          <table:table-cell table:style-name="Default"/>
          <table:table-cell table:style-name="ce3" office:value-type="string" calcext:value-type="string" table:number-columns-spanned="4" table:number-rows-spanned="1">
            <text:p>utilization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ce3" office:value-type="string" calcext:value-type="string" table:number-columns-spanned="4" table:number-rows-spanned="1">
            <text:p>Utilization * MAC / Area</text:p>
          </table:table-cell>
          <table:covered-table-cell table:number-columns-repeated="3" table:style-name="Default"/>
        </table:table-row>
        <table:table-row table:style-name="ro1">
          <table:table-cell table:style-name="ce1"/>
          <table:table-cell/>
          <table:table-cell office:value-type="string" calcext:value-type="string">
            <text:p>GEMM</text:p>
          </table:table-cell>
          <table:table-cell office:value-type="string" calcext:value-type="string">
            <text:p>BSConv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heuristic</text:p>
          </table:table-cell>
          <table:table-cell office:value-type="float" office:value="12" calcext:value-type="float">
            <text:p>12</text:p>
          </table:table-cell>
          <table:table-cell office:value-type="float" office:value="84.178" calcext:value-type="float">
            <text:p>84.178</text:p>
          </table:table-cell>
          <table:table-cell office:value-type="float" office:value="99.105" calcext:value-type="float">
            <text:p>99.105</text:p>
          </table:table-cell>
          <table:table-cell office:value-type="float" office:value="74.951" calcext:value-type="float">
            <text:p>74.951</text:p>
          </table:table-cell>
          <table:table-cell office:value-type="float" office:value="88.241" calcext:value-type="float">
            <text:p>88.241</text:p>
          </table:table-cell>
          <table:table-cell office:value-type="float" office:value="6092.909" calcext:value-type="float">
            <text:p>6092.909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191034" calcext:value-type="float">
            <text:p>19191034</text:p>
          </table:table-cell>
          <table:table-cell/>
          <table:table-cell table:formula="of:=[.B3]*[.C3]/[.G3]" office:value-type="float" office:value="0.165788788245483" calcext:value-type="float">
            <text:p>0.1658</text:p>
          </table:table-cell>
          <table:table-cell table:formula="of:=[.B3]*[.D3]/[.G3]" office:value-type="float" office:value="0.19518755326889" calcext:value-type="float">
            <text:p>0.1952</text:p>
          </table:table-cell>
          <table:table-cell table:formula="of:=[.B3]*[.E3]/[.G3]" office:value-type="float" office:value="0.147616187932562" calcext:value-type="float">
            <text:p>0.1476</text:p>
          </table:table-cell>
          <table:table-cell table:formula="of:=[.B3]*[.F3]/[.G3]" office:value-type="float" office:value="0.173790877231221" calcext:value-type="float">
            <text:p>0.1738</text:p>
          </table:table-cell>
        </table:table-row>
        <table:table-row table:style-name="ro1">
          <table:covered-table-cell table:style-name="ce1"/>
          <table:table-cell office:value-type="float" office:value="9" calcext:value-type="float">
            <text:p>9</text:p>
          </table:table-cell>
          <table:table-cell office:value-type="float" office:value="83.68" calcext:value-type="float">
            <text:p>83.68</text:p>
          </table:table-cell>
          <table:table-cell office:value-type="float" office:value="97.565" calcext:value-type="float">
            <text:p>97.565</text:p>
          </table:table-cell>
          <table:table-cell office:value-type="float" office:value="58.298" calcext:value-type="float">
            <text:p>58.298</text:p>
          </table:table-cell>
          <table:table-cell office:value-type="float" office:value="85.54" calcext:value-type="float">
            <text:p>85.54</text:p>
          </table:table-cell>
          <table:table-cell office:value-type="float" office:value="4789.43" calcext:value-type="float">
            <text:p>4789.43</text:p>
          </table:table-cell>
          <table:table-cell office:value-type="float" office:value="755.857899" calcext:value-type="float">
            <text:p>755.857899</text:p>
          </table:table-cell>
          <table:table-cell office:value-type="float" office:value="15807973" calcext:value-type="float">
            <text:p>15807973</text:p>
          </table:table-cell>
          <table:table-cell/>
          <table:table-cell table:formula="of:=[.B4]*[.C4]/[.G4]" office:value-type="float" office:value="0.15724626938905" calcext:value-type="float">
            <text:p>0.1572</text:p>
          </table:table-cell>
          <table:table-cell table:formula="of:=[.B4]*[.D4]/[.G4]" office:value-type="float" office:value="0.183338100776084" calcext:value-type="float">
            <text:p>0.1833</text:p>
          </table:table-cell>
          <table:table-cell table:formula="of:=[.B4]*[.E4]/[.G4]" office:value-type="float" office:value="0.109549988203189" calcext:value-type="float">
            <text:p>0.1095</text:p>
          </table:table-cell>
          <table:table-cell table:formula="of:=[.B4]*[.F4]/[.G4]" office:value-type="float" office:value="0.160741466103482" calcext:value-type="float">
            <text:p>0.1607</text:p>
          </table:table-cell>
        </table:table-row>
        <table:table-row table:style-name="ro1">
          <table:covered-table-cell table:style-name="ce1"/>
          <table:table-cell office:value-type="float" office:value="6" calcext:value-type="float">
            <text:p>6</text:p>
          </table:table-cell>
          <table:table-cell office:value-type="float" office:value="89.437" calcext:value-type="float">
            <text:p>89.437</text:p>
          </table:table-cell>
          <table:table-cell office:value-type="float" office:value="99.105" calcext:value-type="float">
            <text:p>99.105</text:p>
          </table:table-cell>
          <table:table-cell office:value-type="float" office:value="87.446" calcext:value-type="float">
            <text:p>87.446</text:p>
          </table:table-cell>
          <table:table-cell office:value-type="float" office:value="92.524" calcext:value-type="float">
            <text:p>92.524</text:p>
          </table:table-cell>
          <table:table-cell office:value-type="float" office:value="3314.918" calcext:value-type="float">
            <text:p>3314.918</text:p>
          </table:table-cell>
          <table:table-cell office:value-type="float" office:value="777.000777" calcext:value-type="float">
            <text:p>777.000777</text:p>
          </table:table-cell>
          <table:table-cell office:value-type="float" office:value="10600703" calcext:value-type="float">
            <text:p>10600703</text:p>
          </table:table-cell>
          <table:table-cell/>
          <table:table-cell table:formula="of:=[.B5]*[.C5]/[.G5]" office:value-type="float" office:value="0.161880927371356" calcext:value-type="float">
            <text:p>0.1619</text:p>
          </table:table-cell>
          <table:table-cell table:formula="of:=[.B5]*[.D5]/[.G5]" office:value-type="float" office:value="0.179380002763266" calcext:value-type="float">
            <text:p>0.1794</text:p>
          </table:table-cell>
          <table:table-cell table:formula="of:=[.B5]*[.E5]/[.G5]" office:value-type="float" office:value="0.158277218320332" calcext:value-type="float">
            <text:p>0.1583</text:p>
          </table:table-cell>
          <table:table-cell table:formula="of:=[.B5]*[.F5]/[.G5]" office:value-type="float" office:value="0.167468395899989" calcext:value-type="float">
            <text:p>0.1675</text:p>
          </table:table-cell>
        </table:table-row>
        <table:table-row table:style-name="ro1">
          <table:table-cell table:style-name="ce1" office:value-type="string" calcext:value-type="string">
            <text:p>DS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7208.87" calcext:value-type="float">
            <text:p>7208.87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516417" calcext:value-type="float">
            <text:p>19516417</text:p>
          </table:table-cell>
          <table:table-cell/>
          <table:table-cell table:formula="of:=[.B6]*[.C6]/[.G6]" office:value-type="float" office:value="0.0277435992048684" calcext:value-type="float">
            <text:p>0.0277</text:p>
          </table:table-cell>
          <table:table-cell table:formula="of:=[.B6]*[.D6]/[.G6]" office:value-type="float" office:value="0.0277435992048684" calcext:value-type="float">
            <text:p>0.0277</text:p>
          </table:table-cell>
          <table:table-cell table:formula="of:=[.B6]*[.E6]/[.G6]" office:value-type="float" office:value="0.0277435992048684" calcext:value-type="float">
            <text:p>0.0277</text:p>
          </table:table-cell>
          <table:table-cell table:formula="of:=[.B6]*[.F6]/[.G6]" office:value-type="float" office:value="0.0277435992048684" calcext:value-type="float">
            <text:p>0.0277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2-element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covered-table-cell table:style-name="ce1"/>
          <table:table-cell table:number-columns-repeated="9"/>
          <table:table-cell table:style-name="Default" table:number-columns-repeated="4"/>
        </table:table-row>
        <table:table-row table:style-name="ro1">
          <table:covered-table-cell table:style-name="ce1"/>
          <table:table-cell table:number-columns-repeated="9"/>
          <table:table-cell table:style-name="ce3" office:value-type="string" calcext:value-type="string" table:number-columns-spanned="4" table:number-rows-spanned="1">
            <text:p>Normalized (Utilization * MAC / Area)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8"/>
          <table:table-cell/>
          <table:table-cell table:style-name="ce5" table:formula="of:=[.K3]/[.K6]" office:value-type="float" office:value="5.97574910959609" calcext:value-type="float">
            <text:p>5.98</text:p>
          </table:table-cell>
          <table:table-cell table:style-name="ce5" table:formula="of:=[.L3]/[.L6]" office:value-type="float" office:value="7.03540848566752" calcext:value-type="float">
            <text:p>7.04</text:p>
          </table:table-cell>
          <table:table-cell table:style-name="ce5" table:formula="of:=[.M3]/[.M6]" office:value-type="float" office:value="5.32072954350705" calcext:value-type="float">
            <text:p>5.32</text:p>
          </table:table-cell>
          <table:table-cell table:style-name="ce5" table:formula="of:=[.N3]/[.N6]" office:value-type="float" office:value="6.26417920572915" calcext:value-type="float">
            <text:p>6.26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ce5" table:formula="of:=[.K4]/[.K6]" office:value-type="float" office:value="5.66783957005322" calcext:value-type="float">
            <text:p>5.67</text:p>
          </table:table-cell>
          <table:table-cell table:style-name="ce5" table:formula="of:=[.L4]/[.L6]" office:value-type="float" office:value="6.60830267270844" calcext:value-type="float">
            <text:p>6.61</text:p>
          </table:table-cell>
          <table:table-cell table:style-name="ce5" table:formula="of:=[.M4]/[.M6]" office:value-type="float" office:value="3.94865811729162" calcext:value-type="float">
            <text:p>3.95</text:p>
          </table:table-cell>
          <table:table-cell table:style-name="ce5" table:formula="of:=[.N4]/[.N6]" office:value-type="float" office:value="5.79382166374704" calcext:value-type="float">
            <text:p>5.79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ce5" table:formula="of:=[.K5]/[.K6]" office:value-type="float" office:value="5.83489280449773" calcext:value-type="float">
            <text:p>5.83</text:p>
          </table:table-cell>
          <table:table-cell table:style-name="ce5" table:formula="of:=[.L5]/[.L6]" office:value-type="float" office:value="6.46563560260012" calcext:value-type="float">
            <text:p>6.47</text:p>
          </table:table-cell>
          <table:table-cell table:style-name="ce5" table:formula="of:=[.M5]/[.M6]" office:value-type="float" office:value="5.70499945416448" calcext:value-type="float">
            <text:p>5.70</text:p>
          </table:table-cell>
          <table:table-cell table:style-name="ce5" table:formula="of:=[.N5]/[.N6]" office:value-type="float" office:value="6.03628947575777" calcext:value-type="float">
            <text:p>6.04</text:p>
          </table:table-cell>
        </table:table-row>
        <table:table-row table:style-name="ro1">
          <table:table-cell/>
          <table:table-cell table:style-name="Default" table:number-columns-repeated="8"/>
          <table:table-cell/>
          <table:table-cell table:style-name="ce5" table:formula="of:=[.K6]/[.K6]" office:value-type="float" office:value="1" calcext:value-type="float">
            <text:p>1.00</text:p>
          </table:table-cell>
          <table:table-cell table:style-name="ce5" table:formula="of:=[.L6]/[.L6]" office:value-type="float" office:value="1" calcext:value-type="float">
            <text:p>1.00</text:p>
          </table:table-cell>
          <table:table-cell table:style-name="ce5" table:formula="of:=[.M6]/[.M6]" office:value-type="float" office:value="1" calcext:value-type="float">
            <text:p>1.00</text:p>
          </table:table-cell>
          <table:table-cell table:style-name="ce5" table:formula="of:=[.N6]/[.N6]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3:29:17.229774302</meta:creation-date>
    <dc:date>2020-09-07T23:54:51.521623038</dc:date>
    <meta:editing-duration>PT3M54S</meta:editing-duration>
    <meta:editing-cycles>1</meta:editing-cycles>
    <meta:generator>LibreOffice/6.0.7.3$Linux_X86_64 LibreOffice_project/00m0$Build-3</meta:generator>
    <meta:document-statistic meta:table-count="1" meta:cell-count="81" meta:object-count="0"/>
  </office:meta>
</office:document-meta>
</file>